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7.184cm" style:rel-column-width="26766*"/>
    </style:style>
    <style:style style:name="Table3.B" style:family="table-column">
      <style:table-column-properties style:column-width="10.405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paragraph-rsid="0005c826"/>
    </style:style>
    <style:style style:name="P7" style:family="paragraph" style:parent-style-name="Text_20_body">
      <style:text-properties officeooo:rsid="0005c826" officeooo:paragraph-rsid="0005c826"/>
    </style:style>
    <style:style style:name="P8" style:family="paragraph" style:parent-style-name="Text_20_body">
      <style:text-properties officeooo:rsid="0002d149" officeooo:paragraph-rsid="0002d149"/>
    </style:style>
    <style:style style:name="P9" style:family="paragraph" style:parent-style-name="Text_20_body">
      <style:text-properties officeooo:paragraph-rsid="001101a5"/>
    </style:style>
    <style:style style:name="P10" style:family="paragraph" style:parent-style-name="Text_20_body">
      <style:text-properties officeooo:paragraph-rsid="001168ea"/>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margin-left="1.251cm" fo:margin-right="0cm" fo:text-indent="-0.499cm" style:auto-text-indent="false"/>
      <style:text-properties officeooo:paragraph-rsid="0005c826"/>
    </style:style>
    <style:style style:name="P13" style:family="paragraph" style:parent-style-name="Code_20_last_20_line">
      <style:text-properties officeooo:rsid="0002d149" officeooo:paragraph-rsid="0005c826"/>
    </style:style>
    <style:style style:name="P14" style:family="paragraph" style:parent-style-name="Code">
      <style:text-properties officeooo:rsid="0002d149" officeooo:paragraph-rsid="0005c826"/>
    </style:style>
    <style:style style:name="P15" style:family="paragraph" style:parent-style-name="Text_20_body" style:master-page-name="">
      <style:paragraph-properties style:page-number="auto" fo:keep-with-next="always"/>
      <style:text-properties officeooo:paragraph-rsid="001168ea"/>
    </style:style>
    <style:style style:name="P16" style:family="paragraph" style:parent-style-name="Text_20_body" style:list-style-name="L1"/>
    <style:style style:name="P17" style:family="paragraph" style:parent-style-name="Text_20_body" style:list-style-name="Numbering_20_1"/>
    <style:style style:name="P18" style:family="paragraph" style:parent-style-name="Text_20_body" style:list-style-name="L2"/>
    <style:style style:name="P19" style:family="paragraph" style:parent-style-name="Text_20_body" style:list-style-name="L2">
      <style:text-properties officeooo:rsid="00113a22" officeooo:paragraph-rsid="00113a22"/>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text-properties fo:font-weight="normal" officeooo:rsid="001213b3" officeooo:paragraph-rsid="001213b3" style:font-weight-asian="normal" style:font-weight-complex="normal"/>
    </style:style>
    <style:style style:name="P23" style:family="paragraph" style:parent-style-name="Text_20_body">
      <style:text-properties officeooo:rsid="001213b3" officeooo:paragraph-rsid="001213b3"/>
    </style:style>
    <style:style style:name="P24" style:family="paragraph" style:parent-style-name="Text_20_body">
      <style:text-properties officeooo:rsid="00124a89" officeooo:paragraph-rsid="00124a89"/>
    </style:style>
    <style:style style:name="P25" style:family="paragraph" style:parent-style-name="Text_20_body">
      <style:text-properties officeooo:rsid="00127faf" officeooo:paragraph-rsid="00127faf"/>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Numbering_20_1">
      <style:text-properties fo:font-style="normal" style:font-style-asian="normal" style:font-style-complex="normal"/>
    </style:style>
    <style:style style:name="P31" style:family="paragraph" style:parent-style-name="Text_20_body" style:list-style-name="L10">
      <style:text-properties fo:font-style="normal" style:font-style-asian="normal" style:font-style-complex="normal"/>
    </style:style>
    <style:style style:name="P32" style:family="paragraph" style:parent-style-name="Text_20_body" style:list-style-name="L10"/>
    <style:style style:name="P33" style:family="paragraph" style:parent-style-name="Text_20_body" style:list-style-name="L7">
      <style:paragraph-properties fo:margin-left="1.251cm" fo:margin-right="0cm" fo:text-indent="0cm" style:auto-text-indent="false"/>
    </style:style>
    <style:style style:name="P34" style:family="paragraph" style:parent-style-name="Heading_20_1">
      <style:text-properties fo:font-style="normal" style:font-style-asian="normal" style:font-style-complex="normal"/>
    </style:style>
    <style:style style:name="P35" style:family="paragraph" style:parent-style-name="Heading_20_2" style:list-style-name=""/>
    <style:style style:name="P36" style:family="paragraph" style:parent-style-name="Heading_20_2">
      <style:text-properties officeooo:paragraph-rsid="00124a89"/>
    </style:style>
    <style:style style:name="P37" style:family="paragraph" style:parent-style-name="Heading_20_2">
      <style:text-properties officeooo:rsid="00124a89" officeooo:paragraph-rsid="00124a89"/>
    </style:style>
    <style:style style:name="P38" style:family="paragraph" style:parent-style-name="Numbering_20_1_20_Start" style:list-style-name="Numbering_20_1"/>
    <style:style style:name="P39" style:family="paragraph" style:parent-style-name="Numbering_20_1" style:list-style-name="Numbering_20_1"/>
    <style:style style:name="P40" style:family="paragraph" style:parent-style-name="Numbering_20_1" style:list-style-name="Numbering_20_1">
      <style:text-properties officeooo:paragraph-rsid="0005c826"/>
    </style:style>
    <style:style style:name="P41" style:family="paragraph" style:parent-style-name="Numbering_20_2" style:list-style-name="Numbering_20_2">
      <style:paragraph-properties fo:margin-left="1.251cm" fo:margin-right="0cm" fo:text-indent="-0.499cm" style:auto-text-indent="false"/>
    </style:style>
    <style:style style:name="P42" style:family="paragraph" style:parent-style-name="Code_20_last_20_line">
      <style:text-properties officeooo:rsid="001213b3"/>
    </style:style>
    <style:style style:name="P43" style:family="paragraph" style:parent-style-name="Code_20_last_20_line">
      <style:text-properties officeooo:rsid="00124a89"/>
    </style:style>
    <style:style style:name="P44" style:family="paragraph" style:parent-style-name="Code_20_last_20_line">
      <style:text-properties officeooo:rsid="00124a89" officeooo:paragraph-rsid="00124a89"/>
    </style:style>
    <style:style style:name="P45" style:family="paragraph" style:parent-style-name="Code">
      <style:text-properties officeooo:rsid="00124a89"/>
    </style:style>
    <style:style style:name="P46" style:family="paragraph" style:parent-style-name="Code">
      <style:text-properties officeooo:rsid="00124a89" officeooo:paragraph-rsid="00124a89"/>
    </style:style>
    <style:style style:name="P47"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officeooo:rsid="000d85bb"/>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officeooo:rsid="001101a5"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bold" officeooo:rsid="001101a5"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2d149"/>
    </style:style>
    <style:style style:name="T10" style:family="text">
      <style:text-properties officeooo:rsid="0005c826"/>
    </style:style>
    <style:style style:name="T11" style:family="text">
      <style:text-properties officeooo:rsid="000e6721"/>
    </style:style>
    <style:style style:name="T12" style:family="text">
      <style:text-properties officeooo:rsid="000e97dc"/>
    </style:style>
    <style:style style:name="T13" style:family="text">
      <style:text-properties officeooo:rsid="001101a5"/>
    </style:style>
    <style:style style:name="T14" style:family="text">
      <style:text-properties officeooo:rsid="00113a22"/>
    </style:style>
    <style:style style:name="T15" style:family="text">
      <style:text-properties officeooo:rsid="00124a89"/>
    </style:style>
    <style:style style:name="T16" style:family="text">
      <style:text-properties officeooo:rsid="00145d18"/>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Title_20_Cover"><text:title>SmartFrog Release Process</text:title></text:p>
      <text:p text:style-name="Title_20_Cover"><text:date style:data-style-name="N75" text:date-value="2011-02-23T16:32:53">23 Feb 2011</text:date></text:p>
      <text:p text:style-name="P2">Release Process for SmartFrog</text:p>
      <text:p text:style-name="Subtitle"><text:date style:data-style-name="N75" text:date-value="2011-02-23T16:32:53">23 Feb 2011</text:date></text:p>
      <text:list xml:id="list1467121812"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1449126399" text:continue-numbering="true" text:style-name="Heading_20_Numbers">
        <text:list-item>
          <text:p text:style-name="Heading_20_1">How to make a release</text:p>
        </text:list-item>
      </text:list>
      <text:p text:style-name="Text_20_body">To make a public release, you need to be running Java1.<text:span text:style-name="T10">6</text:span> on an Linux system with the RPM tools installed. That is, the package <text:span text:style-name="code_20_fragment">rpm-build</text:span> must be installed, otherwise the RPMs will not be created. <text:span text:style-name="T9">Test: type </text:span><text:span text:style-name="code_20_fragment"><text:span text:style-name="T9">rpmbuild</text:span></text:span><text:span text:style-name="T9"> on the command line, if you get an error message about no spec file, the tool is installed.</text:span></text:p>
      <text:p text:style-name="P6">You should b<text:bookmark-start text:name="DDE_LINK1"/>u<text:bookmark-end text:name="DDE_LINK1"/>ild on a clean check out of the SVN repository, with a retail Ant release. <text:s/></text:p>
      <text:p text:style-name="P6">We have a special <text:span text:style-name="T9">virtualized</text:span> system image that can be used for this; it guarantees there is no development contamination of the build. This is the only way you should do a public release.</text:p>
      <text:p text:style-name="P7">The details on how to set all this up are covered at the end of this document.</text:p>
      <text:p text:style-name="P8"/>
      <text:list xml:id="list2126759759"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1352746478" text:style-name="L1">
        <text:list-item>
          <text:p text:style-name="P16">Start the VM. </text:p>
        </text:list-item>
        <text:list-item>
          <text:p text:style-name="P16">Bring it up to date with all its libraries, Java version, etc.</text:p>
        </text:list-item>
        <text:list-item>
          <text:p text:style-name="P16">Clean up any directories of old files, so that the (small, virtual) disk has space</text:p>
        </text:list-item>
        <text:list-item>
          <text:p text:style-name="P16">Reboot it</text:p>
        </text:list-item>
        <text:list-item>
          <text:p text:style-name="P16">Make sure the clock is synchronised.</text:p>
        </text:list-item>
        <text:list-item>
          <text:p text:style-name="P16">Make sure there is a few hundred MB of spare disk space. If there is not, clean up outdated Linux kernel versions. </text:p>
        </text:list-item>
        <text:list-item>
          <text:p text:style-name="P16">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531144472" text:continue-list="list2126759759"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311514795"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400223801"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3">in any way</text:span>, you can't release on the same day. They need to be tested by our internal users before shipping.</text:p>
      <text:list xml:id="list2113169878"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text:span text:style-name="T2">the </text:span>Hudson <text:span text:style-name="T2">servers to make sure the build is passing all its tests.</text:span></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364708924"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470117988" text:style-name="Numbering_20_1">
        <text:list-item>
          <text:p text:style-name="P17">Note the name of the test.</text:p>
        </text:list-item>
        <text:list-item>
          <text:p text:style-name="P17">Open a bug report, record that the test has failed. Give it priority <text:span text:style-name="T3">major</text:span>, file it against the forthcoming release, and that it should be fixed in the current branch.</text:p>
        </text:list-item>
        <text:list-item>
          <text:p text:style-name="P17">Assign the bug to whoever maintains that code, or find someone to own the problem.</text:p>
        </text:list-item>
        <text:list-item>
          <text:p text:style-name="P17">Add the bug to the failing-tests pattern in the <text:span text:style-name="code_20_fragment">testharness/build.xml</text:span> file. Navigate to the <text:span text:style-name="code_20_fragment">"init-tests"</text:span> <text:soft-page-break/>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2039346432" text:continue-list="list364708924"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1848810803"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695694628"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3">purely for the release</text:span><text:span text:style-name="T4">. As soon as the release is cut, the version number would go to 3.12.005dev.</text:span></text:p>
      <text:list xml:id="list571820190"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800622602"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text:soft-page-break/>ant release</text:p>
      <text:p text:style-name="Text_20_body">This will create a clean release of everything, using the new version number.<text:bookmark-end text:name="DDE_LINK"/></text:p>
      <text:list xml:id="list1843041398"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307676739"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1284843216"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1334970042"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733232715"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p text:style-name="P9"><text:span text:style-name="T7">Important: </text:span><text:span text:style-name="T5">t</text:span><text:span text:style-name="T13">his will only work if you already have SVN authentication set up on this machine from the command line. Do an svn commit of some updated file -if it prompts you for a password, enter it. Only once you have done that will the ant-executed SVN operations work. And you need the svn tools on the command line. </text:span></text:p>
      <text:list xml:id="list97584928"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35">Release the artifacts through SourceForge</text:p>
      <text:p text:style-name="Text_20_body">See the<text:span text:style-name="T3"> Uploading to SourceForge </text:span>section below. You need to go to</text:p>
      <text:p text:style-name="Text_20_body"><text:bookmark-start text:name="DDE_LINK20"/><text:bookmark-start text:name="DDE_LINK35"/><text:bookmark-start text:name="DDE_LINK5"/><text:span text:style-name="code_20_fragment">https://sourceforge.net/project/admin/editpackages.php?group_id=87384</text:span><text:bookmark-end text:name="DDE_LINK20"/><text:bookmark-end text:name="DDE_LINK35"/><text:bookmark-end text:name="DDE_LINK5"/></text:p>
      <text:list xml:id="list1616765394"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1119491195"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639908118"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185394488"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772731223" text:style-name="L2">
        <text:list-item>
          <text:p text:style-name="P18">Check in all <text:span text:style-name="T14">the </text:span>code.</text:p>
        </text:list-item>
        <text:list-item>
          <text:p text:style-name="P19">Make sure you have the SVN command line client installed, and that command line commits work (i.e. server is authenticated and commits work)</text:p>
        </text:list-item>
        <text:list-item>
          <text:p text:style-name="P18">Identify the revision to be used for the release, e.g. revision 4328</text:p>
        </text:list-item>
        <text:list-item>
          <text:p text:style-name="P18">run <text:bookmark-start text:name="DDE_LINK3"/><text:bookmark-start text:name="DDE_LINK11"/><text:bookmark-start text:name="DDE_LINK31"/><text:span text:style-name="code_20_fragment">ant svn-tag -Dsvn.revision=</text:span><text:bookmark-end text:name="DDE_LINK31"/><text:span text:style-name="code_20_fragment">4328</text:span><text:bookmark-end text:name="DDE_LINK3"/><text:bookmark-end text:name="DDE_LINK11"/></text:p>
        </text:list-item>
        <text:list-item>
          <text:p text:style-name="P18"><text:soft-page-break/>Check that the revision is public by browsing to <text:line-break/><text:span text:style-name="code_20_fragment">http://smartfrog.svn.sourceforge.net/viewvc/smartfrog/tags/</text:span>.</text:p>
        </text:list-item>
        <text:list-item>
          <text:p text:style-name="P18">The default tag, <text:span text:style-name="code_20_fragment">revision${smartfrog.version}</text:span> can be changed by setting the <text:span text:style-name="code_20_fragment">svn.tag</text:span> property</text:p>
        </text:list-item>
        <text:list-item>
          <text:p text:style-name="P18">The default message can be changed by setting the <text:span text:style-name="code_20_fragment">svn.message</text:span> property.</text:p>
        </text:list-item>
      </text:list>
      <text:list xml:id="list1406194805" text:continue-list="list185394488"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1135946969" text:continue-numbering="true" text:style-name="Heading_20_Numbers">
        <text:list-item>
          <text:p text:style-name="Heading_20_1">Update Jira</text:p>
        </text:list-item>
      </text:list>
      <text:p text:style-name="Text_20_body">A Jira project administrator should </text:p>
      <text:list xml:id="list1405854240" text:style-name="L3">
        <text:list-item>
          <text:p text:style-name="P20">Review all open bugs against the release, and close any that are fixed, <text:span text:style-name="T11">mark as WONTFIX any that you have no plans to work on (i.e. inactive components or tools).</text:span></text:p>
        </text:list-item>
        <text:list-item>
          <text:p text:style-name="P20">Create the planned successor release, if it is not already present.</text:p>
        </text:list-item>
        <text:list-item>
          <text:p text:style-name="P20">Mark the project as released; and move all open defects to the successor release.</text:p>
        </text:list-item>
        <text:list-item>
          <text:p text:style-name="P20">You can generate a change log report which can be included in the release notes.</text:p>
        </text:list-item>
      </text:list>
      <text:list xml:id="list1718493058" text:continue-list="list1135946969"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1719910810" text:style-name="L4">
        <text:list-item>
          <text:p text:style-name="P21">Browse to <text:bookmark-start text:name="DDE_LINK32"/><text:bookmark-start text:name="DDE_LINK13"/><text:bookmark-start text:name="DDE_LINK16"/><text:a xlink:type="simple" xlink:href="http://jira.smartfrog.org/jira/secure/ConfigureReleaseNote.jspa?projectId=10000">http://jira.smartfrog.org/jira/secure/ConfigureReleaseNote.jspa?projectId=10000</text:a><text:bookmark-end text:name="DDE_LINK32"/><text:bookmark-end text:name="DDE_LINK13"/><text:bookmark-end text:name="DDE_LINK16"/></text:p>
        </text:list-item>
        <text:list-item>
          <text:p text:style-name="P21">Select the version being released, and the style (text for text announcements, HTML for any HTML announcements)</text:p>
        </text:list-item>
        <text:list-item>
          <text:p text:style-name="P21">Strip out any issues that are wontfix; they aren't changes. </text:p>
        </text:list-item>
        <text:list-item>
          <text:p text:style-name="P21">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339429899" text:continue-list="list1718493058" text:style-name="Heading_20_Numbers">
        <text:list-item>
          <text:p text:style-name="Heading_20_1"><text:soft-page-break/>Uploading to SourceForge</text:p>
        </text:list-item>
      </text:list>
      <text:p text:style-name="Text_20_body">There's two aspects of SourceForge uploads: Maven artifacts and upload artifacts. </text:p>
      <text:list xml:id="list1417069358"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text:bookmark-start text:name="__DdeLink__1174_1328383614"/>ant ssh-test -Dserver=sourceforge-steve<text:bookmark-end text:name="__DdeLink__1174_1328383614"/></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15">Once the connection is live, you can do an upload. </text:p>
      <text:p text:style-name="P10">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6">does not rebuild the application</text:span><text:span text:style-name="T8">. You can do as many uploads as you like, to different </text:span><text:span text:style-name="T8">places; the artifacts remain the same.</text:span></text:p>
      <text:p text:style-name="P11">As the artifacts are big, a full upload can take time. Allow 30 minutes to do a release from work, and don't attempt it at home or on a WLAN. </text:p>
      <text:p text:style-name="P22">The upload process uses SFTP, you must have the secret password set up in a build.properties file:</text:p>
      <text:p text:style-name="P42">secret.sftp.password=UseYourSourceForgePassPhraseHere</text:p>
      <text:p text:style-name="P23">If upload fails with an auth error, this is the first likely cause to check up on.</text:p>
      <text:list xml:id="list428278947" text:continue-numbering="true" text:style-name="Heading_20_Numbers">
        <text:list-item>
          <text:list>
            <text:list-item>
              <text:p text:style-name="P37">Manual Uploads</text:p>
            </text:list-item>
          </text:list>
        </text:list-item>
      </text:list>
      <text:p text:style-name="P24">We have hit problems with sftp not finishing. </text:p>
      <text:p text:style-name="P24">To upload by hand, here are the commands issued to push up the release 3.18.010, where sftp had already created the destination directory</text:p>
      <text:p text:style-name="P46"><text:soft-page-break/>cd build/upload </text:p>
      <text:p text:style-name="P46">sftp steve_l@frs.sourceforge.net:/home/frs/project/s/sm/smartfrog/development/smartfrog-3.18.010 </text:p>
      <text:p text:style-name="P46">put *.jar </text:p>
      <text:p text:style-name="P46">put *.gz </text:p>
      <text:p text:style-name="P45">put *.zip</text:p>
      <text:p text:style-name="P44">quit</text:p>
      <text:p text:style-name="P25">This is a bit lower level, but seems more reliable.</text:p>
      <text:list xml:id="list227624991" text:continue-numbering="true" text:style-name="Heading_20_Numbers">
        <text:list-item>
          <text:list>
            <text:list-item>
              <text:p text:style-name="P36">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506612736" text:style-name="L5">
        <text:list-item>
          <text:p text:style-name="P26">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26">ssh-ing in to that server and using <text:span text:style-name="code_20_fragment">unzip</text:span> to expand the file into <text:span text:style-name="code_20_fragment">smartfrog/htdocs/repository</text:span></text:p>
        </text:list-item>
        <text:list-item>
          <text:p text:style-name="P26">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text:span text:style-name="T16">To upload only the Maven artifacts, r</text:span>un <text:bookmark-start text:name="__DdeLink__1227_1458850751"/><text:span text:style-name="code_20_fragment">ant upload-maven-artifacts</text:span><text:bookmark-end text:name="__DdeLink__1227_1458850751"/> .<text:span text:style-name="T16">T</text:span>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 <text:span text:style-name="T15">This was done by issuing the follow</text:span><text:span text:style-name="T16">ing command</text:span></text:p>
      <text:p text:style-name="P44">ln -s /home/project-web/smartfrog/ smartfrog </text:p>
      <text:list xml:id="list584290143" text:continue-list="list227624991"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P5">This sect<text:span text:style-name="T12">io</text:span>n has changed</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30"/><text:bookmark-start text:name="DDE_LINK14"/><text:bookmark-start text:name="DDE_LINK22"/><text:span text:style-name="code_20_fragment">https://sourceforge.net/project/admin/editpackages.php?group_id=87384</text:span><text:bookmark-end text:name="DDE_LINK33"/><text:bookmark-end text:name="DDE_LINK30"/><text:bookmark-end text:name="DDE_LINK14"/><text:bookmark-end text:name="DDE_LINK22"/></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3">add a new release</text:span>". </text:p>
      <text:p text:style-name="Text_20_body">Enter the release name, such as</text:p>
      <text:p text:style-name="Code_20_last_20_line"><text:bookmark-start text:name="DDE_LINK18"/><text:soft-page-break/>SmartFrog.3.1<text:span text:style-name="T12">8</text:span>.<text:bookmark-end text:name="DDE_LINK18"/>01<text:span text:style-name="T12">0</text:span>beta</text:p>
      <text:p text:style-name="Text_20_body">and move to the next screen, where you can select the files uploaded earlier.</text:p>
      <text:list xml:id="list486992941" text:style-name="L6">
        <text:list-item>
          <text:p text:style-name="P27">upload the documentation, select the "preserve formatting" (assuming it was well laid out), and upload the release notes</text:p>
        </text:list-item>
        <text:list-item>
          <text:p text:style-name="P27">select the files and hit the add/refresh button.</text:p>
        </text:list-item>
        <text:list-item>
          <text:p text:style-name="P27"><text:span text:style-name="T6">For each file</text:span>, </text:p>
        </text:list-item>
      </text:list>
      <text:list xml:id="list1741220375" text:style-name="L7">
        <text:list-item>
          <text:p text:style-name="P33">select the platform architecture (usually platform independent) </text:p>
        </text:list-item>
        <text:list-item>
          <text:p text:style-name="P33">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33"><text:s/>press "update/refresh". You have to update each file one by one, which is quite time consuming.</text:p>
        </text:list-item>
      </text:list>
      <text:list xml:id="list918621647" text:continue-list="list486992941" text:style-name="L6">
        <text:list-item text:start-value="1">
          <text:p text:style-name="P27">Hit the 'send notice' button.</text:p>
        </text:list-item>
        <text:list-item>
          <text:p text:style-name="P27">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1640315867" text:continue-list="list584290143" text:style-name="Heading_20_Numbers">
        <text:list-item>
          <text:list>
            <text:list-item>
              <text:p text:style-name="Heading_20_2">Update the <text:span text:style-name="T12">D</text:span>ownload Page</text:p>
            </text:list-item>
          </text:list>
        </text:list-item>
      </text:list>
      <text:p text:style-name="Text_20_body">There is a download page that lists the latest artifact to release:</text:p>
      <text:p text:style-name="Code">https://sourceforge.net/project/platformdownload.php?group_id=87384&amp;sel_platform=7316</text:p>
      <text:p text:style-name="Text_20_body">This can be updated by going to </text:p>
      <text:p text:style-name="Code"><text:bookmark-start text:name="__DdeLink__1260_1328383614"/>https://sourceforge.net/project/admin/platform_edit.php?group_id=87384<text:bookmark-end text:name="__DdeLink__1260_1328383614"/></text:p>
      <text:p text:style-name="Text_20_body">The actions are <text:s/></text:p>
      <text:list xml:id="list1398820545" text:style-name="L8">
        <text:list-item>
          <text:p text:style-name="P28">Delete all existing files</text:p>
        </text:list-item>
        <text:list-item>
          <text:p text:style-name="P28">Add one file as the primary. Issue: The RPMs? Or the JAR?</text:p>
        </text:list-item>
        <text:list-item>
          <text:p text:style-name="P28">Add the other files as secondary</text:p>
        </text:list-item>
      </text:list>
      <text:list xml:id="list527130731" text:continue-list="list1640315867"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959956576" text:style-name="L9">
        <text:list-item>
          <text:p text:style-name="P29">Take note of the link to the newly released artifacts; these can go into the announcement email.</text:p>
        </text:list-item>
        <text:list-item>
          <text:p text:style-name="P29">Download all the artifacts from a mirror.</text:p>
        </text:list-item>
        <text:list-item>
          <text:p text:style-name="P29">Use <text:span text:style-name="code_20_fragment">sha1sum</text:span> to create the checksums, and verify (visually) that they match that of the published files </text:p>
        </text:list-item>
      </text:list>
      <text:list xml:id="list1413330597" text:continue-list="list527130731"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767911491" text:continue-numbering="true" text:style-name="Heading_20_Numbers">
        <text:list-item>
          <text:p text:style-name="Heading_20_1"><text:soft-page-break/>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890919009"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342581304" text:continue-list="list470117988" text:style-name="Numbering_20_1">
        <text:list-item text:start-value="1">
          <text:p text:style-name="P17">Open a new JIRA issue.<text:bookmark-start text:name="DDE_LINK21"/></text:p>
        </text:list-item>
        <text:list-item>
          <text:p text:style-name="P17">Add the new package to <text:span text:style-name="code_20_fragment">ivy.xm</text:span>l.</text:p>
        </text:list-item>
        <text:list-item>
          <text:p text:style-name="P17">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17">Verify that no dependent JARs that belong to other projects are being included in your lib/ directory. This creates confusion as to what is managing a specific package, confusion that breaks the RPM manager and izpack.</text:p>
        </text:list-item>
        <text:list-item>
          <text:p text:style-name="P17">Edit the izpack file to add a new package. The configuration file is in <text:span text:style-name="code_20_fragment">release/izpack/smartfrog-install.xml</text:span>; add a new “pack” for the component, declaring all JARs that need to be included.</text:p>
        </text:list-item>
        <text:list-item>
          <text:p text:style-name="P17">run the <text:span text:style-name="code_20_fragment">izpack</text:span> target to create the new JAR.</text:p>
        </text:list-item>
        <text:list-item>
          <text:p text:style-name="P17"><text:bookmark-start text:name="DDE_LINK9"/>run the <text:span text:style-name="code_20_fragment">run</text:span> target to check that the izpack works<text:bookmark-end text:name="DDE_LINK21"/>.</text:p>
        </text:list-item>
        <text:list-item>
          <text:p text:style-name="P30">Commit the changes against the JIRA issue</text:p>
        </text:list-item>
        <text:list-item>
          <text:p text:style-name="P30">Mark the issue as fixed.</text:p>
        </text:list-item>
      </text:list>
      <text:list xml:id="list1096184893" text:continue-list="list890919009" text:style-name="Heading_20_Numbers">
        <text:list-item>
          <text:list>
            <text:list-item>
              <text:p text:style-name="Heading_20_2"><text:bookmark-end text:name="DDE_LINK9"/>Adding a new package to the RPM</text:p>
            </text:list-item>
          </text:list>
        </text:list-item>
      </text:list>
      <text:p text:style-name="Callout"><text:span text:style-name="T4">This is covered in the </text:span><text:span text:style-name="T3">creating and editing RPMs</text:span><text:span text:style-name="T4"> document.</text:span></text:p>
      <text:list xml:id="list746346270" text:continue-numbering="true" text:style-name="Heading_20_Numbers">
        <text:list-item>
          <text:p text:style-name="P34">Releasing different Branches</text:p>
        </text:list-item>
      </text:list>
      <text:p text:style-name="P4">If you wish to release different versions of SmartFrog, there are multiple ways to do this</text:p>
      <text:list xml:id="list1264201902" text:style-name="L10">
        <text:list-item>
          <text:p text:style-name="P32"><text:span text:style-name="T4">Use </text:span><text:span text:style-name="code_20_fragment"><text:span text:style-name="T4">svn switch</text:span></text:span><text:span text:style-name="T4"> to change to a different branch. <text:line-break/>This can leave files around, and get confused if what is a file in one branch is a directory in another.</text:span></text:p>
        </text:list-item>
        <text:list-item>
          <text:p text:style-name="P31">Delete the current source, then check out, the different branch. <text:line-break/>This is slower but cleaner. It is strongly recommended.</text:p>
        </text:list-item>
        <text:list-item>
          <text:p text:style-name="P31">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4">When switching between branches, purge all SmartFrog artifacts from the Ivy cache, </text:span><text:span text:style-name="code_20_fragment"><text:span text:style-name="T4">~/.ivy</text:span></text:span><text:span text:style-name="T4">, by running the </text:span><text:span text:style-name="code_20_fragment"><text:span text:style-name="T4">ivy-purge</text:span></text:span><text:span text:style-name="T4"> ant target in </text:span><text:span text:style-name="code_20_fragment"><text:span text:style-name="T4">core/</text:span></text:span><text:span text:style-name="T4">.</text:span></text:p>
      <text:list xml:id="list1007472936" text:continue-list="list746346270" text:style-name="Heading_20_Numbers">
        <text:list-item>
          <text:p text:style-name="Heading_20_1"><text:soft-page-break/>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755443998"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1281730938" text:continue-numbering="true" text:style-name="Heading_20_Numbers">
        <text:list-item>
          <text:list>
            <text:list-item>
              <text:p text:style-name="P36">Upload Fails on <text:span text:style-name="T15">Maven upload</text:span></text:p>
            </text:list-item>
          </text:list>
        </text:list-item>
      </text:list>
      <text:p text:style-name="P24">We've seen errors failing to create a directory because it exists:</text:p>
      <text:p text:style-name="P46">release.upload-maven-artifacts: </text:p>
      <text:p text:style-name="P46">[ssh-remote] Connecting to shell.sourceforge.net:22 </text:p>
      <text:p text:style-name="P46">[ssh-remote] cmd : mkdir -p smartfrog/htdocs/repository </text:p>
      <text:p text:style-name="P43">[ssh-remote] mkdir: cannot create directory `smartfrog': File exists </text:p>
      <text:p text:style-name="P24">This is odd, as mkdir -p explicitly says "don't fail if the parents aren't there, but instead create them"</text:p>
      <text:p text:style-name="P24"/>
      <text:list xml:id="list624176367"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1414566226" text:continue-list="list1342581304" text:style-name="Numbering_20_1">
        <text:list-item text:start-value="1">
          <text:p text:style-name="P38">Build up a specific Linux VM. Give it a large hard disk -10GB+, as you do not wish to run out of disk-space mid build.</text:p>
        </text:list-item>
        <text:list-item>
          <text:p text:style-name="P39">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39">Install the <text:span text:style-name="T10">RPM build</text:span>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39">Install subversion; to test, type <text:span text:style-name="code_20_fragment">svn</text:span>.<text:line-break/><text:soft-page-break/>Warning: you may want a later version than ships with the Linux distr<text:span text:style-name="T10">ibution</text:span>, as they tend to lag and be less good at handling moves and copies over branches.</text:p>
        </text:list-item>
        <text:list-item>
          <text:p text:style-name="P40"><text:span text:style-name="T10">Set up SVN proxies. I</text:span><text:span text:style-name="T9">f you have a machine set up already, the .subversion/servers file does this</text:span></text:p>
        </text:list-item>
        <text:list-item>
          <text:p text:style-name="P39">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39">Point <text:span text:style-name="code_20_fragment">JAVA_HOME</text:span> at where the JVM lives, add <text:span text:style-name="code_20_fragment">$JAVA_HOME/bin</text:span> to the path.</text:p>
        </text:list-item>
        <text:list-item>
          <text:p text:style-name="P39">Install Ant: </text:p>
        </text:list-item>
      </text:list>
      <text:list xml:id="list664684158" text:style-name="Numbering_20_2">
        <text:list-item>
          <text:p text:style-name="P41">Download the latest release from <text:span text:style-name="code_20_fragment">http://ant.apache.org/</text:span> </text:p>
        </text:list-item>
        <text:list-item>
          <text:p text:style-name="P41">Untar it into a location (here <text:span text:style-name="code_20_fragment">/home/smartfrog/ant</text:span>)</text:p>
        </text:list-item>
        <text:list-item>
          <text:p text:style-name="P41">Edit <text:span text:style-name="code_20_fragment">~/.bash_profile </text:span>to add <text:line-break/></text:p>
        </text:list-item>
      </text:list>
      <text:p text:style-name="P14">export PROXYHOST="web-proxy"</text:p>
      <text:p text:style-name="P14">export PROXYPORT=8088</text:p>
      <text:p text:style-name="P14"/>
      <text:p text:style-name="P14">#ant settings</text:p>
      <text:p text:style-name="P14">export JVM_PROXY_SETTINGS="-Dhttp.proxyHost=$PROXYHOST -Dhttp.proxyPort=$PROXYPORT -Dhttps.proxyHost=$PROXYHOST -Dhttps.proxyPort=$PROXYPORT"</text:p>
      <text:p text:style-name="P14">export ANT_OPTS="$JVM_PROXY_SETTINGS"</text:p>
      <text:p text:style-name="P14">export ANT_ARGS="-logger org.apache.tools.ant.listener.BigProjectLogger"</text:p>
      <text:p text:style-name="P13">export ANT_HOME=/home/smartfrog/ant</text:p>
      <text:p text:style-name="P12"><text:span text:style-name="code_20_fragment"/></text:p>
      <text:list xml:id="list405488506" text:continue-numbering="true" text:style-name="Numbering_20_2">
        <text:list-item>
          <text:p text:style-name="P41">Test with a <text:span text:style-name="code_20_fragment">bash -login</text:span> and then type <text:span text:style-name="code_20_fragment">ant -diagnostics</text:span>; you should see a diagnostics listing showing the many tasks are missing</text:p>
        </text:list-item>
        <text:list-item>
          <text:p text:style-name="P41">Pull down the missing artifacts <text:line-break/><text:span text:style-name="code_20_fragment">cd $ANT_HOME<text:line-break/>ant -f fetch.xml -Ddest=system<text:line-break/></text:span>(if you are behind a firewall, you will have to set up the proxy first in <text:span text:style-name="code_20_fragment">ANT_OPTS</text:span>) ;<text:span text:style-name="T10"> you need this anyway</text:span></text:p>
        </text:list-item>
        <text:list-item>
          <text:p text:style-name="P41">Rerun <text:span text:style-name="code_20_fragment">ant -diagnostics</text:span>; you should see a diagnostics listing showing less optional tasks are unavailable</text:p>
        </text:list-item>
      </text:list>
      <text:list xml:id="list1872584060" text:continue-list="list1414566226" text:style-name="Numbering_20_1">
        <text:list-item>
          <text:p text:style-name="P39">Create the directory below which you wish to host the SmartFrog source tree.</text:p>
        </text:list-item>
        <text:list-item>
          <text:p text:style-name="P39">Check out SmartFrog from the repository<text:line-break/><text:span text:style-name="code_20_fragment">svn co https://smartfrog.svn.sourceforge.net/svnroot/smartfrog/trunk/core </text:span></text:p>
        </text:list-item>
        <text:list-item>
          <text:p text:style-name="P39">In the directory <text:span text:style-name="code_20_fragment">core</text:span>, run <text:span text:style-name="code_20_fragment">ant release</text:span>, as discussed previously in this document.</text:p>
        </text:list-item>
        <text:list-item>
          <text:p text:style-name="P39">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style style:name="MT2" style:family="text">
      <style:text-properties officeooo:rsid="000d85bb"/>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1-02-23T16:32:53">2011-02-23</text:date> <text:time style:data-style-name="N40" text:time-value="2007-05-25T11:36:19.95" text:fixed="true">11:36</text:time></text:p>
      </style:header>
      <style:footer>
        <text:p text:style-name="MP1"><text:span text:style-name="MT1">© C</text:span>opyright 1998-20<text:span text:style-name="MT2">11</text:span>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martFrog Release Process</dc:title>
    <meta:initial-creator>Steve Loughran</meta:initial-creator>
    <meta:creation-date>2007-05-25T11:36:20</meta:creation-date>
    <dc:date>2011-02-23T16:32:52</dc:date>
    <meta:editing-cycles>82</meta:editing-cycles>
    <meta:editing-duration>PT536H13M13S</meta:editing-duration>
    <dc:creator>Steve Loughran</dc:creator>
    <meta:document-statistic meta:table-count="2" meta:image-count="0" meta:object-count="0" meta:page-count="13" meta:paragraph-count="319" meta:word-count="4464" meta:character-count="27544"/>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